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1.6298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92616666666667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18016666666667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87866666666667cm"/>
    </style:style>
    <style:style style:name="co8" style:family="table-column">
      <style:table-column-properties fo:break-before="auto" style:column-width="1.94733333333333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axis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steplen</text:p>
          </table:table-cell>
          <table:table-cell office:value-type="string" table:style-name="ce2">
            <text:p>stepspace</text:p>
          </table:table-cell>
          <table:table-cell office:value-type="string" table:style-name="ce2">
            <text:p>pulses/sec</text:p>
          </table:table-cell>
          <table:table-cell office:value-type="string" table:style-name="ce2">
            <text:p>pulses/rev</text:p>
          </table:table-cell>
          <table:table-cell office:value-type="string" table:style-name="ce2">
            <text:p>rev/sec</text:p>
          </table:table-cell>
          <table:table-cell office:value-type="string" table:style-name="ce2">
            <text:p>scale [unit/rev]</text:p>
          </table:table-cell>
          <table:table-cell office:value-type="string" table:style-name="ce2">
            <text:p>reduction</text:p>
          </table:table-cell>
          <table:table-cell office:value-type="string" table:style-name="ce2">
            <text:p>speed [unit/sec]</text:p>
          </table:table-cell>
          <table:table-cell table:style-name="ce2"/>
          <table:table-cell office:value-type="string" table:style-name="ce2">
            <text:p>scale MK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mm</text:p>
          </table:table-cell>
          <table:table-cell office:value-type="float" office:value="10000" table:style-name="ce3">
            <text:p>10000.00</text:p>
          </table:table-cell>
          <table:table-cell office:value-type="float" office:value="10000" table:style-name="ce3">
            <text:p>10000.00</text:p>
          </table:table-cell>
          <table:table-cell office:value-type="float" office:value="49999.999999999993" table:formula="of:=1/(([.C2]+[.D2])*10^-9)" table:style-name="ce3">
            <text:p>50000.00</text:p>
          </table:table-cell>
          <table:table-cell office:value-type="float" office:value="1600" table:style-name="ce3">
            <text:p>1600.00</text:p>
          </table:table-cell>
          <table:table-cell office:value-type="float" office:value="4.9999999999999991" table:formula="of:=+[.E2]/[.D2]" table:style-name="ce3">
            <text:p>5.00</text:p>
          </table:table-cell>
          <table:table-cell office:value-type="float" office:value="8" table:style-name="ce3">
            <text:p>8.00</text:p>
          </table:table-cell>
          <table:table-cell office:value-type="float" office:value="1" table:style-name="ce3">
            <text:p>1.00</text:p>
          </table:table-cell>
          <table:table-cell office:value-type="float" office:value="39.999999999999993" table:formula="of:=+[.H2]*[.G2]/[.I2]" table:style-name="ce3">
            <text:p>40.00</text:p>
          </table:table-cell>
          <table:table-cell table:style-name="ce1"/>
          <table:table-cell office:value-type="float" office:value="200" table:formula="of:=+[.F2]/([.H2]/[.I2])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mm</text:p>
          </table:table-cell>
          <table:table-cell office:value-type="float" office:value="10000" table:style-name="ce3">
            <text:p>10000.00</text:p>
          </table:table-cell>
          <table:table-cell office:value-type="float" office:value="10000" table:style-name="ce3">
            <text:p>10000.00</text:p>
          </table:table-cell>
          <table:table-cell office:value-type="float" office:value="49999.999999999993" table:formula="of:=1/(([.C3]+[.D3])*10^-9)" table:style-name="ce3">
            <text:p>50000.00</text:p>
          </table:table-cell>
          <table:table-cell office:value-type="float" office:value="1600" table:style-name="ce3">
            <text:p>1600.00</text:p>
          </table:table-cell>
          <table:table-cell office:value-type="float" office:value="4.9999999999999991" table:formula="of:=+[.E3]/[.D3]" table:style-name="ce3">
            <text:p>5.00</text:p>
          </table:table-cell>
          <table:table-cell office:value-type="float" office:value="141.371669" table:style-name="ce3">
            <text:p>141.37</text:p>
          </table:table-cell>
          <table:table-cell office:value-type="float" office:value="4" table:style-name="ce3">
            <text:p>4.00</text:p>
          </table:table-cell>
          <table:table-cell office:value-type="float" office:value="176.71458624999997" table:formula="of:=+[.H3]*[.G3]/[.I3]" table:style-name="ce3">
            <text:p>176.71</text:p>
          </table:table-cell>
          <table:table-cell table:style-name="ce1"/>
          <table:table-cell office:value-type="float" office:value="45.270739500146952" table:formula="of:=+[.F3]/([.H3]/[.I3])" table:style-name="ce1">
            <text:p>45.2707395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mm</text:p>
          </table:table-cell>
          <table:table-cell office:value-type="float" office:value="10000" table:style-name="ce3">
            <text:p>10000.00</text:p>
          </table:table-cell>
          <table:table-cell office:value-type="float" office:value="10000" table:style-name="ce3">
            <text:p>10000.00</text:p>
          </table:table-cell>
          <table:table-cell office:value-type="float" office:value="49999.999999999993" table:formula="of:=1/(([.C4]+[.D4])*10^-9)" table:style-name="ce3">
            <text:p>50000.00</text:p>
          </table:table-cell>
          <table:table-cell office:value-type="float" office:value="1600" table:style-name="ce3">
            <text:p>1600.00</text:p>
          </table:table-cell>
          <table:table-cell office:value-type="float" office:value="4.9999999999999991" table:formula="of:=+[.E4]/[.D4]" table:style-name="ce3">
            <text:p>5.00</text:p>
          </table:table-cell>
          <table:table-cell office:value-type="float" office:value="8" table:style-name="ce3">
            <text:p>8.00</text:p>
          </table:table-cell>
          <table:table-cell office:value-type="float" office:value="1" table:style-name="ce3">
            <text:p>1.00</text:p>
          </table:table-cell>
          <table:table-cell office:value-type="float" office:value="39.999999999999993" table:formula="of:=+[.H4]*[.G4]/[.I4]" table:style-name="ce3">
            <text:p>40.00</text:p>
          </table:table-cell>
          <table:table-cell table:style-name="ce1"/>
          <table:table-cell office:value-type="float" office:value="200" table:formula="of:=+[.F4]/([.H4]/[.I4])" table:style-name="ce1">
            <text:p>20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deg</text:p>
          </table:table-cell>
          <table:table-cell office:value-type="float" office:value="10000" table:style-name="ce3">
            <text:p>10000.00</text:p>
          </table:table-cell>
          <table:table-cell office:value-type="float" office:value="10000" table:style-name="ce3">
            <text:p>10000.00</text:p>
          </table:table-cell>
          <table:table-cell office:value-type="float" office:value="49999.999999999993" table:formula="of:=1/(([.C5]+[.D5])*10^-9)" table:style-name="ce3">
            <text:p>50000.00</text:p>
          </table:table-cell>
          <table:table-cell office:value-type="float" office:value="1600" table:style-name="ce3">
            <text:p>1600.00</text:p>
          </table:table-cell>
          <table:table-cell office:value-type="float" office:value="4.9999999999999991" table:formula="of:=+[.E5]/[.D5]" table:style-name="ce3">
            <text:p>5.00</text:p>
          </table:table-cell>
          <table:table-cell office:value-type="float" office:value="360" table:style-name="ce3">
            <text:p>360.00</text:p>
          </table:table-cell>
          <table:table-cell office:value-type="float" office:value="8" table:style-name="ce3">
            <text:p>8.00</text:p>
          </table:table-cell>
          <table:table-cell office:value-type="float" office:value="224.99999999999997" table:formula="of:=+[.H5]*[.G5]/[.I5]" table:style-name="ce3">
            <text:p>225.00</text:p>
          </table:table-cell>
          <table:table-cell table:style-name="ce1"/>
          <table:table-cell office:value-type="float" office:value="35.555555555555557" table:formula="of:=+[.F5]/([.H5]/[.I5])" table:style-name="ce1">
            <text:p>35.55555556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deg</text:p>
          </table:table-cell>
          <table:table-cell office:value-type="float" office:value="10000" table:style-name="ce3">
            <text:p>10000.00</text:p>
          </table:table-cell>
          <table:table-cell office:value-type="float" office:value="10000" table:style-name="ce3">
            <text:p>10000.00</text:p>
          </table:table-cell>
          <table:table-cell office:value-type="float" office:value="49999.999999999993" table:formula="of:=1/(([.C6]+[.D6])*10^-9)" table:style-name="ce3">
            <text:p>50000.00</text:p>
          </table:table-cell>
          <table:table-cell office:value-type="float" office:value="1600" table:style-name="ce3">
            <text:p>1600.00</text:p>
          </table:table-cell>
          <table:table-cell office:value-type="float" office:value="4.9999999999999991" table:formula="of:=+[.E6]/[.D6]" table:style-name="ce3">
            <text:p>5.00</text:p>
          </table:table-cell>
          <table:table-cell office:value-type="float" office:value="360" table:style-name="ce3">
            <text:p>360.00</text:p>
          </table:table-cell>
          <table:table-cell office:value-type="float" office:value="9.875" table:formula="of:=395/40" table:style-name="ce3">
            <text:p>9.88</text:p>
          </table:table-cell>
          <table:table-cell office:value-type="float" office:value="182.2784810126582" table:formula="of:=+[.H6]*[.G6]/[.I6]" table:style-name="ce3">
            <text:p>182.28</text:p>
          </table:table-cell>
          <table:table-cell table:style-name="ce1"/>
          <table:table-cell office:value-type="float" office:value="43.888888888888886" table:formula="of:=+[.F6]/([.H6]/[.I6])" table:style-name="ce1">
            <text:p>43.88888889</text:p>
          </table:table-cell>
          <table:table-cell table:number-columns-repeated="16372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dc:creator>klemen</dc:creator>
    <meta:creation-date>2016-06-24T21:38:29Z</meta:creation-date>
    <dc:date>2016-07-29T13:36:52Z</dc:date>
    <meta:editing-cycles>9</meta:editing-cycles>
    <meta:editing-duration>PT4668S</meta:editing-duration>
  </office:meta>
</office:document-meta>
</file>